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BCYD_20_Numbering">
      <style:paragraph-properties fo:text-align="start" style:justify-single-word="false"/>
    </style:style>
    <style:style style:name="P4" style:family="paragraph" style:parent-style-name="Standard" style:list-style-name="BCYD_20_Numbering">
      <style:paragraph-properties fo:margin-left="-0.0209in" fo:margin-right="0in" fo:text-align="start" style:justify-single-word="false" fo:text-indent="0in" style:auto-text-indent="false"/>
    </style:style>
    <style:style style:name="P5" style:family="paragraph" style:parent-style-name="Standard" style:list-style-name="BCYD_20_Numbering">
      <style:paragraph-properties fo:margin-left="0in" fo:margin-right="0in" fo:text-align="start" style:justify-single-word="false" fo:text-indent="0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olution</text:p>
      <text:p text:style-name="P1"/>
      <text:p text:style-name="P2">Title: <text:s/>Public Office and Conflict of Interest</text:p>
      <text:p text:style-name="P2"/>
      <text:p text:style-name="P2">Purpose: <text:s/>To prevent any conflict of interest which could arise when an officer holds a public office.</text:p>
      <text:p text:style-name="P2"/>
      <text:p text:style-name="P2">Effect: <text:s/>Section V of the constitution shall be amended via addition of the following rules:</text:p>
      <text:p text:style-name="P2"/>
      <text:list text:style-name="BCYD_20_Numbering">
        <text:list-item>
          <text:p text:style-name="P4">Officers</text:p>
          <text:list>
            <text:list-item>
              <text:p text:style-name="P3"><text:s/>Public Office and Resignation</text:p>
              <text:list>
                <text:list-item>
                  <text:p text:style-name="P3">Any officer of BCYD who declares candidacy for public office will automatically resign their post.</text:p>
                </text:list-item>
                <text:list-item>
                  <text:p text:style-name="P3">Definition of Public Office. Public Office shall be defined as any government office which satisfies both (a) and (b) of the following:</text:p>
                  <text:list>
                    <text:list-item>
                      <text:p text:style-name="P5">The office is filled by any of the following:</text:p>
                      <text:list>
                        <text:list-item>
                          <text:p text:style-name="P3">public election, or any appointment by existing officials to satisfy an abnormal vacancy in such a position</text:p>
                        </text:list-item>
                        <text:list-item>
                          <text:p text:style-name="P3">cabinet posts filled by selection of an elected official</text:p>
                        </text:list-item>
                      </text:list>
                    </text:list-item>
                    <text:list-item>
                      <text:p text:style-name="P5"><text:s/>The office is belongs to any of the following governments:</text:p>
                      <text:list>
                        <text:list-item>
                          <text:p text:style-name="P5">The Federal Government of the United States of America</text:p>
                        </text:list-item>
                        <text:list-item>
                          <text:p text:style-name="P5">The State Government of Maryland</text:p>
                        </text:list-item>
                        <text:list-item>
                          <text:p text:style-name="P5">The Municipal Government of Baltimore County, Maryland</text:p>
                        </text:list-item>
                      </text:list>
                    </text:list-item>
                  </text:list>
                </text:list-item>
                <text:list-item>
                  <text:p text:style-name="P5">Date of Resignation.</text:p>
                  <text:list>
                    <text:list-item>
                      <text:p text:style-name="P5">For elected office, the officer's resignation shall be effective on the date that officer officially files for candidacy with the corresponding election board.</text:p>
                    </text:list-item>
                    <text:list-item>
                      <text:p text:style-name="P5">For appointed office, or appointment to fill and existing vacancy in an elected office, the officer's resignation shall be affective on the date of appointment.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list-style-name="Numbering_20_4" style:class="text">
      <style:paragraph-properties fo:margin-left="0in" fo:margin-right="0in" fo:text-indent="0in" style:auto-text-indent="false"/>
      <style:text-properties fo:font-size="12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2" style:class="text">
      <style:paragraph-properties text:number-lines="true" text:line-number="1"/>
      <style:text-properties fo:font-size="12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2pt" fo:font-weight="normal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right="0in" fo:margin-top="0in" fo:margin-bottom="0.0835in" fo:text-indent="0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fo:text-indent="-0.25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BCYD_20_Numbering" style:display-name="BCYD Numbering">
      <text:list-level-style-number text:level="1" text:style-name="Numbering_20_Symbols" style:num-suffix="." style:num-format="I" text:start-value="5">
        <style:list-level-properties text:space-before="0.25in" text:min-label-width="0.25in"/>
      </text:list-level-style-number>
      <text:list-level-style-number text:level="2" text:style-name="Numbering_20_Symbols" style:num-suffix="." style:num-format="A" text:start-value="4">
        <style:list-level-properties text:space-before="0.5in" text:min-label-width="0.25in"/>
      </text:list-level-style-number>
      <text:list-level-style-number text:level="3" text:style-name="Numbering_20_Symbols" style:num-suffix="." style:num-format="i">
        <style:list-level-properties text:space-before="0.75in" text:min-label-width="0.25in"/>
      </text:list-level-style-number>
      <text:list-level-style-number text:level="4" text:style-name="Numbering_20_Symbols" style:num-suffix="." style:num-format="a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)" style:num-format="i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rey</meta:initial-creator>
    <meta:creation-date>2008-12-01T16:09:21</meta:creation-date>
    <dc:creator>Trey</dc:creator>
    <dc:date>2009-01-08T17:19:34</dc:date>
    <meta:printed-by>Trey</meta:printed-by>
    <meta:print-date>2008-12-01T17:26:14</meta:print-date>
    <meta:editing-cycles>24</meta:editing-cycles>
    <meta:editing-duration>PT1H24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99" meta:character-count="1267"/>
  </office:meta>
</office:document-meta>
</file>